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entury Gothic" svg:font-family="'Century Gothic'" style:font-family-generic="swiss" style:font-pitch="variable"/>
    <style:font-face style:name="Liberation Sans" svg:font-family="'Liberation Sans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.529cm" fo:margin-bottom="0cm" fo:line-height="100%" fo:text-align="start" fo:text-indent="0cm" style:text-autospace="ideograph-alpha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265cm" fo:margin-bottom="0cm" fo:line-height="100%" fo:text-align="justify" fo:text-indent="0cm" style:text-autospace="ideograph-alpha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265cm" fo:margin-bottom="0cm" fo:line-height="100%" fo:text-align="start" fo:text-indent="0cm" style:text-autospace="ideograph-alpha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text-align="center" style:text-autospace="ideograph-alpha" style:punctuation-wrap="hanging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margin-top="0.529cm" fo:margin-bottom="0cm" fo:line-height="100%" fo:text-indent="0cm" style:text-autospace="ideograph-alpha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000000" loext:opacity="100%" style:font-name="Liberation Sans1" style:rfc-language-tag="es-ES-u-co-trad" fo:language="es" fo:country="ES" style:rfc-language-tag-asian="es-ES-u-co-trad" style:language-asian="es" style:country-asian="ES" style:rfc-language-tag-complex="es-ES-u-co-trad" style:language-complex="es" style:country-complex="ES"/>
    </style:style>
    <style:style style:name="T2" style:family="text">
      <style:text-properties fo:color="#000000" loext:opacity="100%" style:text-position="-25% 58%" style:font-name="Liberation Sans1" style:rfc-language-tag="es-ES-u-co-trad" fo:language="es" fo:country="ES" style:rfc-language-tag-asian="es-ES-u-co-trad" style:language-asian="es" style:country-asian="ES" style:rfc-language-tag-complex="es-ES-u-co-trad" style:language-complex="es" style:country-complex="ES"/>
    </style:style>
    <style:style style:name="T3" style:family="text">
      <style:text-properties fo:color="#000000" loext:opacity="100%" style:font-name="Liberation Sans1" style:rfc-language-tag="es-ES-u-co-trad" fo:language="es" fo:country="ES" fo:font-style="italic" style:rfc-language-tag-asian="es-ES-u-co-trad" style:language-asian="es" style:country-asian="ES" style:font-style-asian="italic" style:rfc-language-tag-complex="es-ES-u-co-trad" style:language-complex="es" style:country-complex="ES" style:font-style-complex="italic"/>
    </style:style>
    <style:style style:name="T4" style:family="text">
      <style:text-properties style:font-name="Century Gothic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0000" loext:opacity="100%" style:font-name="Liberation Sans1"/>
    </style:style>
    <style:style style:name="T6" style:family="text">
      <style:text-properties fo:color="#000000" loext:opacity="100%" style:text-position="-25% 58%" style:font-name="Liberation Sans1"/>
    </style:style>
    <style:style style:name="T7" style:family="text">
      <style:text-properties fo:color="#000000" loext:opacity="100%" style:text-position="30% 58%" style:font-name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 text:style-name="P1"><text:span text:style-name="T1">Generador Tausworthe (1985)</text:span>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Martin Bojorqu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Conceptos</text:p>
          </draw:text-box>
        </draw:frame>
        <draw:frame presentation:style-name="pr5" draw:layer="layout" svg:width="26cm" svg:height="3.375cm" svg:x="1cm" svg:y="4.125cm" presentation:class="outline" presentation:user-transformed="true">
          <draw:text-box>
            <text:list text:style-name="L2">
              <text:list-item>
                <text:p text:style-name="P3"><text:span text:style-name="T1">En este caso los primeros q bits deben ser especificados, esto es análogo a la semilla de los generadores congruenciales.</text:span></text:p>
              </text:list-item>
              <text:list-item>
                <text:p text:style-name="P4"><text:span text:style-name="T1">Este tipo de generador depende del largo de la palabra</text:span></text:p>
              </text:list-item>
            </text:list>
          </draw:text-box>
        </draw:frame>
        <draw:frame draw:style-name="gr2" draw:text-style-name="P5" draw:layer="layout" svg:width="22.286cm" svg:height="2.827cm" svg:x="3cm" svg:y="8.67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 text:style-name="P6">Ejemplo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3">
              <text:list-item>
                <text:p text:style-name="P1"><text:span text:style-name="T1">Ejemplo:</text:span><text:span text:style-name="T1"><text:tab/></text:span><text:span text:style-name="T1">h = 3</text:span><text:span text:style-name="T1"><text:tab/></text:span><text:span text:style-name="T1">; q = 5 ; b</text:span><text:span text:style-name="T2">1</text:span><text:span text:style-name="T1"> = b</text:span><text:span text:style-name="T2">2</text:span><text:span text:style-name="T1"> = b</text:span><text:span text:style-name="T2">3</text:span><text:span text:style-name="T1"> = b</text:span><text:span text:style-name="T2">4</text:span><text:span text:style-name="T1"> = b</text:span><text:span text:style-name="T2">5</text:span><text:span text:style-name="T1"> = 1</text:span></text:p>
              </text:list-item>
              <text:list-item>
                <text:p text:style-name="P1"><text:span text:style-name="T1">b</text:span><text:span text:style-name="T2">6</text:span><text:span text:style-name="T1"> <text:s/>= (b</text:span><text:span text:style-name="T2">3</text:span><text:span text:style-name="T1"> + b</text:span><text:span text:style-name="T2">1</text:span><text:span text:style-name="T1">) </text:span><text:span text:style-name="T3">mod</text:span><text:span text:style-name="T1"> 2 = 2 </text:span><text:span text:style-name="T3">mod</text:span><text:span text:style-name="T1"> 2 = 0</text:span></text:p>
              </text:list-item>
              <text:list-item>
                <text:p text:style-name="P7"><text:span text:style-name="T1">b</text:span><text:span text:style-name="T2">7</text:span><text:span text:style-name="T1"> <text:s/>= (b</text:span><text:span text:style-name="T2">4</text:span><text:span text:style-name="T1"> + b</text:span><text:span text:style-name="T2">2</text:span><text:span text:style-name="T1">) </text:span><text:span text:style-name="T3">mod</text:span><text:span text:style-name="T1"> 2 = 2 </text:span><text:span text:style-name="T3">mod</text:span><text:span text:style-name="T1"> 2 = 0</text:span></text:p>
              </text:list-item>
              <text:list-item>
                <text:p text:style-name="P7"><text:span text:style-name="T1">b</text:span><text:span text:style-name="T2">8 <text:s text:c="2"/></text:span><text:span text:style-name="T1">= (b</text:span><text:span text:style-name="T2">5</text:span><text:span text:style-name="T1"> + b</text:span><text:span text:style-name="T2">3</text:span><text:span text:style-name="T1">) </text:span><text:span text:style-name="T3">mod</text:span><text:span text:style-name="T1"> 2 = 2 </text:span><text:span text:style-name="T3">mod</text:span><text:span text:style-name="T1"> 2 = 0</text:span></text:p>
              </text:list-item>
              <text:list-item>
                <text:p text:style-name="P7"><text:span text:style-name="T1">b</text:span><text:span text:style-name="T2">9</text:span><text:span text:style-name="T1"> <text:s/>= (b</text:span><text:span text:style-name="T2">6</text:span><text:span text:style-name="T1"> + b</text:span><text:span text:style-name="T2">4</text:span><text:span text:style-name="T1">) </text:span><text:span text:style-name="T3">mod</text:span><text:span text:style-name="T1"> 2 = 1 </text:span><text:span text:style-name="T3">mod</text:span><text:span text:style-name="T1"> 2 = 1</text:span></text:p>
              </text:list-item>
              <text:list-item>
                <text:p text:style-name="P7"><text:span text:style-name="T1">b</text:span><text:span text:style-name="T2">10</text:span><text:span text:style-name="T1"> = (b</text:span><text:span text:style-name="T2">7</text:span><text:span text:style-name="T1"> + b</text:span><text:span text:style-name="T2">5</text:span><text:span text:style-name="T1">) </text:span><text:span text:style-name="T3">mod</text:span><text:span text:style-name="T1"> 2 = 1 </text:span><text:span text:style-name="T3">mod</text:span><text:span text:style-name="T1"> 2 = 1</text:span></text:p>
              </text:list-item>
              <text:list-item>
                <text:p text:style-name="P7"><text:span text:style-name="T1">...</text:span></text:p>
              </text:list-item>
              <text:list-item>
                <text:p text:style-name="P7"><text:span text:style-name="T1">b</text:span><text:span text:style-name="T2">42</text:span><text:span text:style-name="T1"> = (b</text:span><text:span text:style-name="T2">39</text:span><text:span text:style-name="T1"> + b</text:span><text:span text:style-name="T2">37</text:span><text:span text:style-name="T1">) </text:span><text:span text:style-name="T3">mod</text:span><text:span text:style-name="T1"> 2 = 2 </text:span><text:span text:style-name="T3">mod</text:span><text:span text:style-name="T1"> 2 = 0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 text:style-name="P8"><text:span text:style-name="T4">Conversión del Generador Binario</text:span>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 text:style-name="P9"><text:span text:style-name="T5">y</text:span><text:span text:style-name="T6">1</text:span><text:span text:style-name="T5"> = b</text:span><text:span text:style-name="T6">1</text:span><text:span text:style-name="T5">2</text:span><text:span text:style-name="T7">3</text:span><text:span text:style-name="T5"> + b</text:span><text:span text:style-name="T6">2</text:span><text:span text:style-name="T5">2</text:span><text:span text:style-name="T7">2</text:span><text:span text:style-name="T5"> + b</text:span><text:span text:style-name="T6">3</text:span><text:span text:style-name="T5">2</text:span><text:span text:style-name="T7">1</text:span><text:span text:style-name="T5"> + b</text:span><text:span text:style-name="T6">4</text:span><text:span text:style-name="T5">2</text:span><text:span text:style-name="T7">0</text:span><text:span text:style-name="T5"> = 8 + 4 + 2 + 1 = 15</text:span></text:p>
              </text:list-item>
              <text:list-item>
                <text:p text:style-name="P9"><text:span text:style-name="T5">u</text:span><text:span text:style-name="T6">1</text:span><text:span text:style-name="T5"> = </text:span></text:p>
              </text:list-item>
              <text:list-item>
                <text:p text:style-name="P9"><text:span text:style-name="T5">y</text:span><text:span text:style-name="T6">2</text:span><text:span text:style-name="T5"> = b</text:span><text:span text:style-name="T6">5</text:span><text:span text:style-name="T5">2</text:span><text:span text:style-name="T7">3</text:span><text:span text:style-name="T5"> + b</text:span><text:span text:style-name="T6">6</text:span><text:span text:style-name="T5">2</text:span><text:span text:style-name="T7">2</text:span><text:span text:style-name="T5"> + b</text:span><text:span text:style-name="T6">7</text:span><text:span text:style-name="T5">2</text:span><text:span text:style-name="T7">1</text:span><text:span text:style-name="T5"> + b</text:span><text:span text:style-name="T6">8</text:span><text:span text:style-name="T5">2</text:span><text:span text:style-name="T7">0</text:span><text:span text:style-name="T5"> = 8 + 0 + 0 + 0 = 8</text:span></text:p>
              </text:list-item>
              <text:list-item>
                <text:p text:style-name="P9"><text:span text:style-name="T5">u</text:span><text:span text:style-name="T6">2</text:span><text:span text:style-name="T5"> = </text:span></text:p>
              </text:list-item>
              <text:list-item>
                <text:p text:style-name="P9"><text:span text:style-name="T5">y</text:span><text:span text:style-name="T6">3</text:span><text:span text:style-name="T5"> = b</text:span><text:span text:style-name="T6">9</text:span><text:span text:style-name="T5">2</text:span><text:span text:style-name="T7">3</text:span><text:span text:style-name="T5"> + b</text:span><text:span text:style-name="T6">10</text:span><text:span text:style-name="T5">2</text:span><text:span text:style-name="T7">2</text:span><text:span text:style-name="T5"> + b</text:span><text:span text:style-name="T6">11</text:span><text:span text:style-name="T5">2</text:span><text:span text:style-name="T7">1</text:span><text:span text:style-name="T5"> + b</text:span><text:span text:style-name="T6">12</text:span><text:span text:style-name="T5">2</text:span><text:span text:style-name="T7">0</text:span><text:span text:style-name="T5"> = 8 + 4 + 0 + 1 = 13</text:span></text:p>
              </text:list-item>
              <text:list-item>
                <text:p text:style-name="P9"><text:span text:style-name="T5">u</text:span><text:span text:style-name="T6">3</text:span><text:span text:style-name="T5"> =</text:span></text:p>
              </text:list-item>
            </text:list>
          </draw:text-box>
        </draw:frame>
        <draw:frame draw:style-name="gr2" draw:text-style-name="P5" draw:layer="layout" svg:width="2.752cm" svg:height="2.073cm" svg:x="4.5cm" svg:y="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5" draw:layer="layout" svg:width="2.813cm" svg:height="2.072cm" svg:x="4.187cm" svg:y="8.42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5" draw:layer="layout" svg:width="2.809cm" svg:height="2.072cm" svg:x="4cm" svg:y="11.92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Serie</text:p>
          </draw:text-box>
        </draw:frame>
        <draw:frame draw:style-name="gr2" draw:text-style-name="P5" draw:layer="layout" svg:width="4.414cm" svg:height="2.262cm" svg:x="6cm" svg:y="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5" draw:layer="layout" svg:width="11.218cm" svg:height="2.033cm" svg:x="10.749cm" svg:y="7.21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entury Gothic" svg:font-family="'Century Gothic'" style:font-family-generic="swiss" style:font-pitch="variable"/>
    <style:font-face style:name="Liberation Sans" svg:font-family="'Liberation Sans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s" fo:country="EC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Predeterminado" style:page-layout-name="PM1" draw:style-name="Mdp3">
      <presentation:notes style:page-layout-name="PM0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8T09:58:33.014000000</meta:creation-date>
    <meta:editing-duration>PT3M36S</meta:editing-duration>
    <meta:editing-cycles>2</meta:editing-cycles>
    <meta:generator>LibreOffice/7.3.1.3$Windows_X86_64 LibreOffice_project/a69ca51ded25f3eefd52d7bf9a5fad8c90b87951</meta:generator>
    <dc:title>Midnightblue</dc:title>
    <dc:date>2022-04-28T10:02:09.001000000</dc:date>
    <meta:document-statistic meta:object-count="75"/>
  </office:meta>
</office:document-meta>
</file>

<file path=Object 1/content.xml><?xml version="1.0" encoding="utf-8"?>
<math xmlns="http://www.w3.org/1998/Math/MathML" display="block">
  <semantics>
    <mstyle mathsize="12pt">
      <mrow>
        <mrow>
          <mrow>
            <msub>
              <mi>b</mi>
              <mstyle mathsize="8pt">
                <mi>n</mi>
              </mstyle>
            </msub>
            <mo stretchy="false">=</mo>
            <mrow>
              <mo fence="true" form="prefix" stretchy="true">(</mo>
              <mrow>
                <mrow>
                  <msub>
                    <mi>b</mi>
                    <mstyle mathsize="8pt">
                      <mrow>
                        <mi>n</mi>
                        <mo stretchy="false">−</mo>
                        <mi>h</mi>
                      </mrow>
                    </mstyle>
                  </msub>
                  <mo stretchy="false">+</mo>
                  <msub>
                    <mi>b</mi>
                    <mstyle mathsize="8pt">
                      <mrow>
                        <mi>n</mi>
                        <mo stretchy="false">−</mo>
                        <mi>q</mi>
                      </mrow>
                    </mstyle>
                  </msub>
                </mrow>
              </mrow>
              <mo fence="true" form="postfix" stretchy="true">)</mo>
            </mrow>
          </mrow>
          <mtable>
            <mtr>
              <mtd>
                <mrow/>
              </mtd>
            </mtr>
          </mtable>
        </mrow>
        <mrow/>
      </mrow>
    </mstyle>
    <annotation encoding="StarMath 5.0"> size 12{b rSub { size 8{n} } = left (b rSub { size 8{n - h} } +b rSub { size 8{n - q} }  right ) matrix {

} "mod" matrix {

} 2 matrix {
 {} # ; {} # {}
} b rSub { size 8{n} } = left lbrace  matrix {
0 matrix {
{}
} b rSub { size 8{n - h} } =b rSub { size 8{n - q} }  {} ##
1 matrix {

} b rSub { size 8{n - h} }  &lt;&gt; b rSub { size 8{n - q} } 
}  right none  matrix {

} ; matrix {

} h&lt;q} {}</annotation>
  </semantics>
</math>
</file>

<file path=Object 2/content.xml><?xml version="1.0" encoding="utf-8"?>
<math xmlns="http://www.w3.org/1998/Math/MathML" display="block">
  <semantics>
    <mrow>
      <mstyle mathsize="12pt">
        <mrow>
          <mfrac>
            <msub>
              <mi>y</mi>
              <mstyle mathsize="8pt">
                <mn>1</mn>
              </mstyle>
            </msub>
            <msup>
              <mn>2</mn>
              <mstyle mathsize="8pt">
                <mi>ℓ</mi>
              </mstyle>
            </msup>
          </mfrac>
          <mo stretchy="false">=</mo>
          <mfrac>
            <mtext>15</mtext>
            <mtext>16</mtext>
          </mfrac>
        </mrow>
      </mstyle>
      <mrow/>
    </mrow>
    <annotation encoding="StarMath 5.0"> size 12{ {  {y rSub { size 8{1} } }  over  {2 rSup { size 8{ℓ} } } } = {  {"15"}  over  {"16"} } } {}</annotation>
  </semantics>
</math>
</file>

<file path=Object 3/content.xml><?xml version="1.0" encoding="utf-8"?>
<math xmlns="http://www.w3.org/1998/Math/MathML" display="block">
  <semantics>
    <mrow>
      <mstyle mathsize="12pt">
        <mrow>
          <mfrac>
            <msub>
              <mi>y</mi>
              <mstyle mathsize="8pt">
                <mn>2</mn>
              </mstyle>
            </msub>
            <msup>
              <mn>2</mn>
              <mstyle mathsize="8pt">
                <mi>ℓ</mi>
              </mstyle>
            </msup>
          </mfrac>
          <mo stretchy="false">=</mo>
          <mfrac>
            <mn>8</mn>
            <mtext>16</mtext>
          </mfrac>
        </mrow>
      </mstyle>
      <mrow/>
    </mrow>
    <annotation encoding="StarMath 5.0"> size 12{ {  {y rSub { size 8{2} } }  over  {2 rSup { size 8{ℓ} } } } = {  {8}  over  {"16"} } } {}</annotation>
  </semantics>
</math>
</file>

<file path=Object 4/content.xml><?xml version="1.0" encoding="utf-8"?>
<math xmlns="http://www.w3.org/1998/Math/MathML" display="block">
  <semantics>
    <mrow>
      <mstyle mathsize="12pt">
        <mrow>
          <mfrac>
            <msub>
              <mi>y</mi>
              <mstyle mathsize="8pt">
                <mn>3</mn>
              </mstyle>
            </msub>
            <msup>
              <mn>2</mn>
              <mstyle mathsize="8pt">
                <mi>ℓ</mi>
              </mstyle>
            </msup>
          </mfrac>
          <mo stretchy="false">=</mo>
          <mfrac>
            <mtext>13</mtext>
            <mtext>16</mtext>
          </mfrac>
        </mrow>
      </mstyle>
      <mrow/>
    </mrow>
    <annotation encoding="StarMath 5.0"> size 12{ {  {y rSub { size 8{3} } }  over  {2 rSup { size 8{ℓ} } } } = {  {"13"}  over  {"16"} } } {}</annotation>
  </semantics>
</math>
</file>

<file path=Object 5/content.xml><?xml version="1.0" encoding="utf-8"?>
<math xmlns="http://www.w3.org/1998/Math/MathML" display="block">
  <semantics>
    <mrow>
      <mstyle mathsize="12pt">
        <mrow>
          <msubsup>
            <mrow>
              <mo fence="true" form="prefix" stretchy="true">{</mo>
              <mrow>
                <msub>
                  <mi>u</mi>
                  <mstyle mathsize="8pt">
                    <mi>i</mi>
                  </mstyle>
                </msub>
              </mrow>
              <mo fence="true" form="postfix" stretchy="true">}</mo>
            </mrow>
            <mstyle mathsize="8pt">
              <mrow>
                <mi>i</mi>
                <mo stretchy="false">=</mo>
                <mn>1</mn>
              </mrow>
            </mstyle>
            <mstyle mathsize="8pt">
              <mtext>10</mtext>
            </mstyle>
          </msubsup>
          <mo stretchy="false">=</mo>
          <mrow/>
        </mrow>
      </mstyle>
      <mrow/>
    </mrow>
    <annotation encoding="StarMath 5.0"> size 12{ left lbrace u rSub { size 8{i} }  right rbrace  rSub { size 8{i=1} }  rSup { size 8{"10"} } ={}} {}</annotation>
  </semantics>
</math>
</file>

<file path=Object 6/content.xml><?xml version="1.0" encoding="utf-8"?>
<math xmlns="http://www.w3.org/1998/Math/MathML" display="block">
  <semantics>
    <mrow>
      <mstyle mathsize="12pt">
        <mrow>
          <mo fence="true" form="prefix" stretchy="true">{</mo>
          <mrow>
            <mrow>
              <mfrac>
                <mtext>15</mtext>
                <mtext>16</mtext>
              </mfrac>
              <mi>,</mi>
              <mfrac>
                <mn>8</mn>
                <mtext>16</mtext>
              </mfrac>
              <mi>,</mi>
              <mfrac>
                <mtext>13</mtext>
                <mtext>16</mtext>
              </mfrac>
              <mi>,</mi>
              <mfrac>
                <mtext>13</mtext>
                <mtext>16</mtext>
              </mfrac>
              <mi>,</mi>
              <mfrac>
                <mn>4</mn>
                <mtext>16</mtext>
              </mfrac>
              <mi>,</mi>
              <mfrac>
                <mn>2</mn>
                <mtext>16</mtext>
              </mfrac>
              <mi>,</mi>
              <mfrac>
                <mn>5</mn>
                <mtext>16</mtext>
              </mfrac>
              <mi>,</mi>
              <mfrac>
                <mn>9</mn>
                <mtext>16</mtext>
              </mfrac>
              <mi>,</mi>
              <mfrac>
                <mn>1</mn>
                <mtext>16</mtext>
              </mfrac>
              <mi>,</mi>
              <mtext>.</mtext>
              <mtext>.</mtext>
              <mtext>.</mtext>
            </mrow>
          </mrow>
          <mo fence="true" form="postfix" stretchy="true">}</mo>
        </mrow>
      </mstyle>
      <mrow/>
    </mrow>
    <annotation encoding="StarMath 5.0"> size 12{ left lbrace  {  {"15"}  over  {"16"} } , {  {8}  over  {"16"} } , {  {"13"}  over  {"16"} } , {  {"13"}  over  {"16"} } , {  {4}  over  {"16"} } , {  {2}  over  {"16"} } , {  {5}  over  {"16"} } , {  {9}  over  {"16"} } , {  {1}  over  {"16"} } , "."  "."  "."  right rbrace } {}</annotation>
  </semantics>
</math>
</file>